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3.6cm" fo:margin-right="0cm" fo:text-align="start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Business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's the aim?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Developers or use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companies ask the question 'how can I take advantage of FOSS?'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thers ask the question 'how can I make money from a FOSS product?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n-house us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Advantages for business use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wer licensing costs (often zero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voids vendor lock i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bility to self-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bility to customi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revenue model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ost fall in 5 broad categor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ardware vendors: FOSS can help sell hardwa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ll support: Sell your expertise as software 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extensions: Sell an add-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ual licensing: Offer an alternative license for a pri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vertising: Use FOSS to drive advertising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rdware Vendor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ost server vendors support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uge contributions by major vendors 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e.g. HP, IBM, Intel, Su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a significant factor in making a sa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middleware apps ported to Linu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mbedded vendo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ts of support of FOSS by device mak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e.g. NAS vendors, gadget vendor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l Suppor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he classic FOSS busine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ioneered by companies like Cygnu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ccess strongly linked to degree of experti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Varien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ckaged support – e.g. RedHat RHEL sup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Larger services – e.g. large contracts, consul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prietary Extension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elling ad-on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s free base package to gain market sha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-ons for business critical functiona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t allowed by all licen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xchange add-on from Novell for Evolu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dd-ons for Mambo C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ual Licens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ell an alternative licens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lies on customer aversion to FOSS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used in combination with copyleft main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ometimes called 'GPL innoculation'<text:tab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ySQL database, commercial use licen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rollTech QT libra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Advertis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eb econom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uge web advertising business arose in last decad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FOSS projects funded purely from advertis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bby projects and web ad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zilla Firefox and Goog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Earned over US$70M from search deal in 2007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Can it be sustained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-release as FOS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Start proprietary, change to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times done on otherwise defunct produ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times purchased by new vendor or commun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etscape navigato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Became base for Mozilla (“free the lizard”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lender 3D graphics too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following bankruptcy and community appeal for EU100k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terbase databa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Released by Borland in 2000 under MP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Later abandoned by Borland, but lives on as Firebir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penOffice.or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tarOffice bought by Sun in 1999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Released under dual licens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Mistak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en contributing to FOSS projec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layed relea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gistration for downloa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pany name on all contribu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ermission required for each contribu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ersion number based permiss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tent applica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DA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pecial rights for company employe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8.5cm" svg:height="0.962cm" svg:x="4.5cm" svg:y="17cm">
          <draw:text-box>
            <text:p text:style-name="P9"><text:span text:style-name="T1">How do each of these things hurt the project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06T14:57:17</dc:date>
    <meta:editing-cycles>165</meta:editing-cycles>
    <meta:editing-duration>P4DT2H48M59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